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2.4709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535in"/>
    </style:style>
    <style:style style:name="co10" style:family="table-column">
      <style:table-column-properties fo:break-before="auto" style:column-width="1.5846in"/>
    </style:style>
    <style:style style:name="co11" style:family="table-column">
      <style:table-column-properties fo:break-before="auto" style:column-width="1.3366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2.4374in"/>
    </style:style>
    <style:style style:name="co14" style:family="table-column">
      <style:table-column-properties fo:break-before="auto" style:column-width="1.3945in"/>
    </style:style>
    <style:style style:name="co15" style:family="table-column">
      <style:table-column-properties fo:break-before="auto" style:column-width="1.8252in"/>
    </style:style>
    <style:style style:name="co16" style:family="table-column">
      <style:table-column-properties fo:break-before="auto" style:column-width="2.3957in"/>
    </style:style>
    <style:style style:name="co17" style:family="table-column">
      <style:table-column-properties fo:break-before="auto" style:column-width="2.239in"/>
    </style:style>
    <style:style style:name="co18" style:family="table-column">
      <style:table-column-properties fo:break-before="auto" style:column-width="2.148in"/>
    </style:style>
    <style:style style:name="co19" style:family="table-column">
      <style:table-column-properties fo:break-before="auto" style:column-width="1.7591in"/>
    </style:style>
    <style:style style:name="co20" style:family="table-column">
      <style:table-column-properties fo:break-before="auto" style:column-width="1.2366in"/>
    </style:style>
    <style:style style:name="co21" style:family="table-column">
      <style:table-column-properties fo:break-before="auto" style:column-width="1.428in"/>
    </style:style>
    <style:style style:name="co22" style:family="table-column">
      <style:table-column-properties fo:break-before="auto" style:column-width="2.1311in"/>
    </style:style>
    <style:style style:name="co23" style:family="table-column">
      <style:table-column-properties fo:break-before="auto" style:column-width="2.611in"/>
    </style:style>
    <style:style style:name="co24" style:family="table-column">
      <style:table-column-properties fo:break-before="auto" style:column-width="2.6945in"/>
    </style:style>
    <style:style style:name="co25" style:family="table-column">
      <style:table-column-properties fo:break-before="auto" style:column-width="2.222in"/>
    </style:style>
    <style:style style:name="co26" style:family="table-column">
      <style:table-column-properties fo:break-before="auto" style:column-width="2.1063in"/>
    </style:style>
    <style:style style:name="co27" style:family="table-column">
      <style:table-column-properties fo:break-before="auto" style:column-width="3.9193in"/>
    </style:style>
    <style:style style:name="co28" style:family="table-column">
      <style:table-column-properties fo:break-before="auto" style:column-width="0.757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80808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1">
          <table:table-cell table:style-name="ce1"/>
          <table:table-cell table:style-name="ce3" office:value-type="string">
            <text:p>Java / Oracle / MySql / PHP / Web Service</text:p>
          </table:table-cell>
          <table:table-cell table:style-name="ce1"/>
          <table:table-cell table:style-name="ce3" office:value-type="string">
            <text:p>Java / Oracle / MySql / PHP / Web Service</text:p>
          </table:table-cell>
          <table:table-cell table:style-name="ce3" table:number-columns-repeated="2"/>
          <table:table-cell table:style-name="ce3" office:value-type="string">
            <text:p>R/RW/W</text:p>
          </table:table-cell>
          <table:table-cell table:style-name="ce3" office:value-type="string">
            <text:p>Yes/NO</text:p>
          </table:table-cell>
          <table:table-cell table:style-name="ce3" table:number-columns-repeated="2"/>
          <table:table-cell table:style-name="ce5" table:number-columns-repeated="1014"/>
        </table:table-row>
        <table:table-row table:style-name="ro1">
          <table:table-cell table:style-name="ce2" office:value-type="string">
            <text:p>From Project</text:p>
          </table:table-cell>
          <table:table-cell table:style-name="ce2" office:value-type="string">
            <text:p>From (Tech)</text:p>
          </table:table-cell>
          <table:table-cell table:style-name="ce2" office:value-type="string">
            <text:p>To Project</text:p>
          </table:table-cell>
          <table:table-cell table:style-name="ce2" office:value-type="string">
            <text:p>To (Tech)</text:p>
          </table:table-cell>
          <table:table-cell table:style-name="ce2" office:value-type="string">
            <text:p>Detail</text:p>
          </table:table-cell>
          <table:table-cell table:style-name="ce2" office:value-type="string">
            <text:p>Technical Challenge</text:p>
          </table:table-cell>
          <table:table-cell table:style-name="ce2" office:value-type="string">
            <text:p>Access</text:p>
          </table:table-cell>
          <table:table-cell table:style-name="ce2" office:value-type="string">
            <text:p>Modularity</text:p>
          </table:table-cell>
          <table:table-cell table:style-name="ce2" office:value-type="string">
            <text:p>Problem</text:p>
          </table:table-cell>
          <table:table-cell table:style-name="ce2" office:value-type="string">
            <text:p>Solution</text:p>
          </table:table-cell>
          <table:table-cell table:style-name="ce2"/>
          <table:table-cell table:style-name="ce6"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ACLAgent</text:p>
          </table:table-cell>
          <table:table-cell office:value-type="string">
            <text:p>Java / Oracle</text:p>
          </table:table-cell>
          <table:table-cell office:value-type="string">
            <text:p>Rights Checking Using Old ACLAgent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Admin</text:p>
          </table:table-cell>
          <table:table-cell office:value-type="string">
            <text:p>Oracle</text:p>
          </table:table-cell>
          <table:table-cell office:value-type="string">
            <text:p>PO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AMFI Admin</text:p>
          </table:table-cell>
          <table:table-cell office:value-type="string">
            <text:p>MYSQL</text:p>
          </table:table-cell>
          <table:table-cell office:value-type="string">
            <text:p>AMFI Exam Fees</text:p>
          </table:table-cell>
          <table:table-cell/>
          <table:table-cell office:value-type="string">
            <text:p>Read/Write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Branch Expense</text:p>
          </table:table-cell>
          <table:table-cell office:value-type="string">
            <text:p>MYSQL</text:p>
          </table:table-cell>
          <table:table-cell office:value-type="string">
            <text:p>Branch Expense Book</text:p>
          </table:table-cell>
          <table:table-cell/>
          <table:table-cell office:value-type="string">
            <text:p>Read/Write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Fas Gurukul</text:p>
          </table:table-cell>
          <table:table-cell office:value-type="string">
            <text:p>Oracle</text:p>
          </table:table-cell>
          <table:table-cell office:value-type="string">
            <text:p>Tanning Expense Book</text:p>
          </table:table-cell>
          <table:table-cell/>
          <table:table-cell office:value-type="string">
            <text:p>Read/Write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HR</text:p>
          </table:table-cell>
          <table:table-cell office:value-type="string">
            <text:p>Oracle</text:p>
          </table:table-cell>
          <table:table-cell office:value-type="string">
            <text:p>Company Master</text:p>
          </table:table-cell>
          <table:table-cell/>
          <table:table-cell office:value-type="string">
            <text:p>Read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HR</text:p>
          </table:table-cell>
          <table:table-cell office:value-type="string">
            <text:p>Oracle</text:p>
          </table:table-cell>
          <table:table-cell office:value-type="string">
            <text:p>Geo Master</text:p>
          </table:table-cell>
          <table:table-cell/>
          <table:table-cell office:value-type="string">
            <text:p>Read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HR</text:p>
          </table:table-cell>
          <table:table-cell office:value-type="string">
            <text:p>Oracle</text:p>
          </table:table-cell>
          <table:table-cell office:value-type="string">
            <text:p>Location Master</text:p>
          </table:table-cell>
          <table:table-cell/>
          <table:table-cell office:value-type="string">
            <text:p>Read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HR</text:p>
          </table:table-cell>
          <table:table-cell office:value-type="string">
            <text:p>HTML</text:p>
          </table:table-cell>
          <table:table-cell office:value-type="string">
            <text:p>Company Logo Display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IDMS</text:p>
          </table:table-cell>
          <table:table-cell office:value-type="string">
            <text:p>MYSQL</text:p>
          </table:table-cell>
          <table:table-cell office:value-type="string">
            <text:p>PO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Inventory</text:p>
          </table:table-cell>
          <table:table-cell office:value-type="string">
            <text:p>MYSQL</text:p>
          </table:table-cell>
          <table:table-cell office:value-type="string">
            <text:p>PO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IPO</text:p>
          </table:table-cell>
          <table:table-cell office:value-type="string">
            <text:p>MYSQL</text:p>
          </table:table-cell>
          <table:table-cell office:value-type="string">
            <text:p>IPO Bill Details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Brokerage Bills</text:p>
          </table:table-cell>
          <table:table-cell/>
          <table:table-cell office:value-type="string">
            <text:p>Read/Write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File</text:p>
          </table:table-cell>
          <table:table-cell office:value-type="string">
            <text:p>Payment File</text:p>
          </table:table-cell>
          <table:table-cell/>
          <table:table-cell office:value-type="string">
            <text:p>Read/Write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FD</text:p>
          </table:table-cell>
          <table:table-cell table:style-name="ce4" office:value-type="string">
            <text:p>Oracle</text:p>
          </table:table-cell>
          <table:table-cell office:value-type="string">
            <text:p>FD Transactions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Payment Profile</text:p>
          </table:table-cell>
          <table:table-cell office:value-type="string">
            <text:p>MYSQL</text:p>
          </table:table-cell>
          <table:table-cell office:value-type="string">
            <text:p>Print-shop Gurukul Voucher / Payment Sol</text:p>
          </table:table-cell>
          <table:table-cell/>
          <table:table-cell office:value-type="string">
            <text:p>Read/Write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PMS</text:p>
          </table:table-cell>
          <table:table-cell office:value-type="string">
            <text:p>MYSQL</text:p>
          </table:table-cell>
          <table:table-cell office:value-type="string">
            <text:p>PMS Transactions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RAP Cash Detail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REALTY</text:p>
          </table:table-cell>
          <table:table-cell office:value-type="string">
            <text:p>MYSQL</text:p>
          </table:table-cell>
          <table:table-cell office:value-type="string">
            <text:p>Realty Transaction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oker Details</text:p>
          </table:table-cell>
          <table:table-cell/>
          <table:table-cell office:value-type="string">
            <text:p>Read/Write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SARAL</text:p>
          </table:table-cell>
          <table:table-cell office:value-type="string">
            <text:p>File</text:p>
          </table:table-cell>
          <table:table-cell office:value-type="string">
            <text:p>Salary Process File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TRADING</text:p>
          </table:table-cell>
          <table:table-cell office:value-type="string">
            <text:p>Oracle</text:p>
          </table:table-cell>
          <table:table-cell office:value-type="string">
            <text:p>Trading Transaction</text:p>
          </table:table-cell>
          <table:table-cell/>
          <table:table-cell office:value-type="string">
            <text:p>Read/Write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3"/>
        </table:table-row>
        <table:table-row table:style-name="ro2"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WFMS</text:p>
          </table:table-cell>
          <table:table-cell office:value-type="string">
            <text:p>Oracle</text:p>
          </table:table-cell>
          <table:table-cell office:value-type="string">
            <text:p>To Check Firm Lock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3"/>
        </table:table-row>
      </table:table>
      <table:table table:name="WS-Registry" table:style-name="ta1" table:print="false"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7" office:value-type="string">
            <text:p>Current Producer</text:p>
          </table:table-cell>
          <table:table-cell table:style-name="ce7"/>
          <table:table-cell table:style-name="ce7" office:value-type="string">
            <text:p>Current Consumer</text:p>
          </table:table-cell>
        </table:table-row>
        <table:table-row table:style-name="ro1">
          <table:table-cell office:value-type="string">
            <text:p>getTDSHead</text:p>
          </table:table-cell>
          <table:table-cell office:value-type="string">
            <text:p>Party Mast – TDS Account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etReceivableHead</text:p>
          </table:table-cell>
          <table:table-cell office:value-type="string">
            <text:p>Party Mast – Receivable Accounts</text:p>
          </table:table-cell>
          <table:table-cell/>
        </table:table-row>
        <table:table-row table:style-name="ro1">
          <table:table-cell office:value-type="string">
            <text:p>getIncomeHead</text:p>
          </table:table-cell>
          <table:table-cell office:value-type="string">
            <text:p>Party Mast – Income Accounts</text:p>
          </table:table-cell>
          <table:table-cell/>
        </table:table-row>
        <table:table-row table:style-name="ro1">
          <table:table-cell office:value-type="string">
            <text:p>getBank</text:p>
          </table:table-cell>
          <table:table-cell office:value-type="string">
            <text:p>Party Mast – Bank Accounts</text:p>
          </table:table-cell>
          <table:table-cell/>
        </table:table-row>
        <table:table-row table:style-name="ro1">
          <table:table-cell office:value-type="string">
            <text:p>getFirmForJV</text:p>
          </table:table-cell>
          <table:table-cell office:value-type="string">
            <text:p>Firm Mast – Firm using JV</text:p>
          </table:table-cell>
          <table:table-cell/>
        </table:table-row>
        <table:table-row table:style-name="ro1">
          <table:table-cell office:value-type="string">
            <text:p>getFirmForBankReceipt</text:p>
          </table:table-cell>
          <table:table-cell table:number-columns-repeated="2"/>
        </table:table-row>
        <table:table-row table:style-name="ro1">
          <table:table-cell office:value-type="string">
            <text:p>getSuspenceAcc</text:p>
          </table:table-cell>
          <table:table-cell table:number-columns-repeated="2"/>
        </table:table-row>
      </table:table>
      <table:table table:name="FD-Detail" table:style-name="ta1" table:print="false">
        <table:table-column table:style-name="co8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JF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D.FDCOMP</text:p>
          </table:table-cell>
          <table:table-cell office:value-type="string">
            <text:p>bankpay.java </text:p>
          </table:table-cell>
        </table:table-row>
        <table:table-row table:style-name="ro1">
          <table:table-cell table:number-columns-repeated="2"/>
          <table:table-cell office:value-type="string">
            <text:p>FD.BROKER</text:p>
          </table:table-cell>
          <table:table-cell office:value-type="string">
            <text:p>bankrec.java </text:p>
          </table:table-cell>
        </table:table-row>
        <table:table-row table:style-name="ro1">
          <table:table-cell table:number-columns-repeated="2"/>
          <table:table-cell office:value-type="string">
            <text:p>FD.BILLMAST</text:p>
          </table:table-cell>
          <table:table-cell office:value-type="string">
            <text:p>cashpay.java </text:p>
          </table:table-cell>
        </table:table-row>
        <table:table-row table:style-name="ro1">
          <table:table-cell table:number-columns-repeated="2"/>
          <table:table-cell office:value-type="string">
            <text:p>FD.FDBILLMST</text:p>
          </table:table-cell>
          <table:table-cell office:value-type="string">
            <text:p>cashrec.java </text:p>
          </table:table-cell>
        </table:table-row>
        <table:table-row table:style-name="ro1">
          <table:table-cell table:number-columns-repeated="3"/>
          <table:table-cell office:value-type="string">
            <text:p>chqcancel.java </text:p>
          </table:table-cell>
        </table:table-row>
        <table:table-row table:style-name="ro1">
          <table:table-cell table:number-columns-repeated="3"/>
          <table:table-cell office:value-type="string">
            <text:p>CommonFunctions.java </text:p>
          </table:table-cell>
        </table:table-row>
        <table:table-row table:style-name="ro1">
          <table:table-cell table:number-columns-repeated="3"/>
          <table:table-cell office:value-type="string">
            <text:p>draftcancel.java </text:p>
          </table:table-cell>
        </table:table-row>
        <table:table-row table:style-name="ro1">
          <table:table-cell table:number-columns-repeated="3"/>
          <table:table-cell office:value-type="string">
            <text:p>editbankpay.java </text:p>
          </table:table-cell>
        </table:table-row>
        <table:table-row table:style-name="ro1">
          <table:table-cell table:number-columns-repeated="3"/>
          <table:table-cell office:value-type="string">
            <text:p>editbankrec.java </text:p>
          </table:table-cell>
        </table:table-row>
        <table:table-row table:style-name="ro1">
          <table:table-cell table:number-columns-repeated="3"/>
          <table:table-cell office:value-type="string">
            <text:p>editcashrec.java </text:p>
          </table:table-cell>
        </table:table-row>
        <table:table-row table:style-name="ro1">
          <table:table-cell table:number-columns-repeated="3"/>
          <table:table-cell office:value-type="string">
            <text:p>editjv.java </text:p>
          </table:table-cell>
        </table:table-row>
        <table:table-row table:style-name="ro1">
          <table:table-cell table:number-columns-repeated="3"/>
          <table:table-cell office:value-type="string">
            <text:p>fasMastServlet.java </text:p>
          </table:table-cell>
        </table:table-row>
        <table:table-row table:style-name="ro1">
          <table:table-cell table:number-columns-repeated="3"/>
          <table:table-cell office:value-type="string">
            <text:p>FdBill.java </text:p>
          </table:table-cell>
        </table:table-row>
        <table:table-row table:style-name="ro1">
          <table:table-cell table:number-columns-repeated="3"/>
          <table:table-cell office:value-type="string">
            <text:p>function.java </text:p>
          </table:table-cell>
        </table:table-row>
        <table:table-row table:style-name="ro1">
          <table:table-cell table:number-columns-repeated="3"/>
          <table:table-cell office:value-type="string">
            <text:p>ImportWealthAcFdBrokJvModel.java </text:p>
          </table:table-cell>
        </table:table-row>
        <table:table-row table:style-name="ro1">
          <table:table-cell table:number-columns-repeated="3"/>
          <table:table-cell office:value-type="string">
            <text:p>incledger.java </text:p>
          </table:table-cell>
        </table:table-row>
        <table:table-row table:style-name="ro1">
          <table:table-cell table:number-columns-repeated="3"/>
          <table:table-cell office:value-type="string">
            <text:p>jv.java </text:p>
          </table:table-cell>
        </table:table-row>
        <table:table-row table:style-name="ro1">
          <table:table-cell table:number-columns-repeated="3"/>
          <table:table-cell office:value-type="string">
            <text:p>newbankrec.java </text:p>
          </table:table-cell>
        </table:table-row>
        <table:table-row table:style-name="ro1">
          <table:table-cell table:number-columns-repeated="3"/>
          <table:table-cell office:value-type="string">
            <text:p>neweditbankrec.java </text:p>
          </table:table-cell>
        </table:table-row>
        <table:table-row table:style-name="ro1">
          <table:table-cell table:number-columns-repeated="3"/>
          <table:table-cell office:value-type="string">
            <text:p>tdscatrep.java </text:p>
          </table:table-cell>
        </table:table-row>
        <table:table-row table:style-name="ro1">
          <table:table-cell table:number-columns-repeated="3"/>
          <table:table-cell office:value-type="string">
            <text:p>tdsdetrep.java </text:p>
          </table:table-cell>
        </table:table-row>
      </table:table>
      <table:table table:name="PMS-Detail" table:style-name="ta1" table:print="false">
        <table:table-column table:style-name="co8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MS.PMS_BILLMST</text:p>
          </table:table-cell>
          <table:table-cell office:value-type="string">
            <text:p>ImportWealthAcFdBrokJvModel.java</text:p>
          </table:table-cell>
        </table:table-row>
        <table:table-row table:style-name="ro1">
          <table:table-cell table:number-columns-repeated="3"/>
          <table:table-cell office:value-type="string">
            <text:p>pms_billmst.java</text:p>
          </table:table-cell>
        </table:table-row>
        <table:table-row table:style-name="ro1">
          <table:table-cell table:number-columns-repeated="3"/>
          <table:table-cell office:value-type="string">
            <text:p>bpAddModel.java</text:p>
          </table:table-cell>
        </table:table-row>
        <table:table-row table:style-name="ro1">
          <table:table-cell table:number-columns-repeated="3"/>
          <table:table-cell office:value-type="string">
            <text:p>ImportWealthAcFdBrokJvModel.java</text:p>
          </table:table-cell>
        </table:table-row>
        <table:table-row table:style-name="ro1">
          <table:table-cell table:number-columns-repeated="3"/>
          <table:table-cell office:value-type="string">
            <text:p>pms_billmst.java</text:p>
          </table:table-cell>
        </table:table-row>
      </table:table>
      <table:table table:name="MFTRAN-Detail" table:style-name="ta1" table:print="false"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MFTR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FTRAN.TAC_MAIN</text:p>
          </table:table-cell>
          <table:table-cell office:value-type="string">
            <text:p>StockExClientLedger.jsp</text:p>
          </table:table-cell>
        </table:table-row>
        <table:table-row table:style-name="ro1">
          <table:table-cell table:number-columns-repeated="2"/>
          <table:table-cell office:value-type="string">
            <text:p>MFTRAN.ME_MAST</text:p>
          </table:table-cell>
          <table:table-cell office:value-type="string">
            <text:p>jvAdd.jsp</text:p>
          </table:table-cell>
        </table:table-row>
        <table:table-row table:style-name="ro1">
          <table:table-cell table:number-columns-repeated="2"/>
          <table:table-cell office:value-type="string">
            <text:p>MFTRAN.REGION</text:p>
          </table:table-cell>
          <table:table-cell office:value-type="string">
            <text:p>AddBankPayment_MF.jsp</text:p>
          </table:table-cell>
        </table:table-row>
        <table:table-row table:style-name="ro1">
          <table:table-cell table:number-columns-repeated="2"/>
          <table:table-cell office:value-type="string">
            <text:p>MFTRAN.CITY</text:p>
          </table:table-cell>
          <table:table-cell office:value-type="string">
            <text:p>BP_Add.jsp</text:p>
          </table:table-cell>
        </table:table-row>
        <table:table-row table:style-name="ro1">
          <table:table-cell table:number-columns-repeated="2"/>
          <table:table-cell office:value-type="string">
            <text:p>MFUND.BILLMST</text:p>
          </table:table-cell>
          <table:table-cell office:value-type="string">
            <text:p>EditBankPayment_MF.jsp</text:p>
          </table:table-cell>
        </table:table-row>
        <table:table-row table:style-name="ro1">
          <table:table-cell table:number-columns-repeated="2"/>
          <table:table-cell office:value-type="string">
            <text:p>MFTRAN.COMPANY</text:p>
          </table:table-cell>
          <table:table-cell office:value-type="string">
            <text:p>AddAccount.jsp</text:p>
          </table:table-cell>
        </table:table-row>
        <table:table-row table:style-name="ro1">
          <table:table-cell table:number-columns-repeated="2"/>
          <table:table-cell office:value-type="string">
            <text:p>MFTRANG.RPMST</text:p>
          </table:table-cell>
          <table:table-cell office:value-type="string">
            <text:p>EditAccount.jsp</text:p>
          </table:table-cell>
        </table:table-row>
        <table:table-row table:style-name="ro1">
          <table:table-cell table:number-columns-repeated="2"/>
          <table:table-cell office:value-type="string">
            <text:p>MFTRAN.DIRECT_CREDIT</text:p>
          </table:table-cell>
          <table:table-cell office:value-type="string">
            <text:p>jv.java</text:p>
          </table:table-cell>
        </table:table-row>
        <table:table-row table:style-name="ro1">
          <table:table-cell table:number-columns-repeated="2"/>
          <table:table-cell office:value-type="string">
            <text:p>MFTRAN.ACCOUNT</text:p>
          </table:table-cell>
          <table:table-cell office:value-type="string">
            <text:p>bpAddModel.java</text:p>
          </table:table-cell>
        </table:table-row>
        <table:table-row table:style-name="ro1">
          <table:table-cell table:number-columns-repeated="3"/>
          <table:table-cell office:value-type="string">
            <text:p>RptAmcReceivableModel.java</text:p>
          </table:table-cell>
        </table:table-row>
        <table:table-row table:style-name="ro1">
          <table:table-cell table:number-columns-repeated="3"/>
          <table:table-cell office:value-type="string">
            <text:p>ImportWealthAcFdBrokJvModel.java</text:p>
          </table:table-cell>
        </table:table-row>
        <table:table-row table:style-name="ro1">
          <table:table-cell table:number-columns-repeated="3"/>
          <table:table-cell office:value-type="string">
            <text:p>account.java</text:p>
          </table:table-cell>
        </table:table-row>
        <table:table-row table:style-name="ro1">
          <table:table-cell table:number-columns-repeated="3"/>
          <table:table-cell office:value-type="string">
            <text:p>grpmst.java</text:p>
          </table:table-cell>
        </table:table-row>
        <table:table-row table:style-name="ro1">
          <table:table-cell table:number-columns-repeated="3"/>
          <table:table-cell office:value-type="string">
            <text:p>direct_credit.java</text:p>
          </table:table-cell>
        </table:table-row>
      </table:table>
      <table:table table:name="RAP-Detail" table:style-name="ta1" table:print="false">
        <table:table-column table:style-name="co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RA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FTRAN.PAYMENT_REQUEST</text:p>
          </table:table-cell>
          <table:table-cell office:value-type="string">
            <text:p>rptPay_Request_auth.java</text:p>
          </table:table-cell>
        </table:table-row>
        <table:table-row table:style-name="ro1">
          <table:table-cell table:number-columns-repeated="2"/>
          <table:table-cell office:value-type="string">
            <text:p>MFTRAN.GRP_DETAIL</text:p>
          </table:table-cell>
          <table:table-cell office:value-type="string">
            <text:p>TrnBankPaymentMFModel.java</text:p>
          </table:table-cell>
        </table:table-row>
        <table:table-row table:style-name="ro1">
          <table:table-cell table:number-columns-repeated="2"/>
          <table:table-cell office:value-type="string">
            <text:p>MFTRAN.RAP_GIFTMST</text:p>
          </table:table-cell>
          <table:table-cell office:value-type="string">
            <text:p>payment_request_download.java</text:p>
          </table:table-cell>
        </table:table-row>
        <table:table-row table:style-name="ro1">
          <table:table-cell table:number-columns-repeated="2"/>
          <table:table-cell office:value-type="string">
            <text:p>MFTRAN.BROKERAGE_LIMIT</text:p>
          </table:table-cell>
          <table:table-cell office:value-type="string">
            <text:p>rptPaymentRequest_detail.java</text:p>
          </table:table-cell>
        </table:table-row>
        <table:table-row table:style-name="ro1">
          <table:table-cell table:number-columns-repeated="2"/>
          <table:table-cell office:value-type="string">
            <text:p>MFTRAN.BROKERAGE_DEDUCT</text:p>
          </table:table-cell>
          <table:table-cell office:value-type="string">
            <text:p>payment_request_Upload.java</text:p>
          </table:table-cell>
        </table:table-row>
        <table:table-row table:style-name="ro1">
          <table:table-cell table:number-columns-repeated="2"/>
          <table:table-cell office:value-type="string">
            <text:p>MFTRAN.RAP_EXTRA_POINTS</text:p>
          </table:table-cell>
          <table:table-cell office:value-type="string">
            <text:p>CommonFunctions.java</text:p>
          </table:table-cell>
        </table:table-row>
      </table:table>
      <table:table table:name="NJHR-Detail" table:style-name="ta1" table:print="false">
        <table:table-column table:style-name="co8" table:number-columns-repeated="2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NJH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JHR.GEO_MAST</text:p>
          </table:table-cell>
          <table:table-cell office:value-type="string">
            <text:p>SalaryReport.jsp</text:p>
          </table:table-cell>
          <table:table-cell office:value-type="string">
            <text:p>Comp_Logo_Band</text:p>
          </table:table-cell>
          <table:table-cell office:value-type="string">
            <text:p>print_vou.java</text:p>
          </table:table-cell>
        </table:table-row>
        <table:table-row table:style-name="ro1">
          <table:table-cell table:number-columns-repeated="2"/>
          <table:table-cell office:value-type="string">
            <text:p>NJHR.LOCATION</text:p>
          </table:table-cell>
          <table:table-cell office:value-type="string">
            <text:p>EditBankPayment_MF.jsp</text:p>
          </table:table-cell>
          <table:table-cell/>
          <table:table-cell office:value-type="string">
            <text:p>printvou.java</text:p>
          </table:table-cell>
        </table:table-row>
        <table:table-row table:style-name="ro1">
          <table:table-cell table:number-columns-repeated="2"/>
          <table:table-cell office:value-type="string">
            <text:p>NJHR.COMP_MAST</text:p>
          </table:table-cell>
          <table:table-cell office:value-type="string">
            <text:p>EditAuthorizers.jsp</text:p>
          </table:table-cell>
          <table:table-cell/>
          <table:table-cell office:value-type="string">
            <text:p>print_single_vou.java</text:p>
          </table:table-cell>
        </table:table-row>
        <table:table-row table:style-name="ro1">
          <table:table-cell table:number-columns-repeated="3"/>
          <table:table-cell office:value-type="string">
            <text:p>AddAuthorizers.jsp</text:p>
          </table:table-cell>
          <table:table-cell/>
          <table:table-cell office:value-type="string">
            <text:p>printvou_rec.java</text:p>
          </table:table-cell>
        </table:table-row>
        <table:table-row table:style-name="ro1">
          <table:table-cell table:number-columns-repeated="3"/>
          <table:table-cell office:value-type="string">
            <text:p>AddFirm.js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ddAccount.js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ditAccount.js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ptPay_Request_auth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ashpay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jv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alaryReportModel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playbill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dscatrep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nt_trbill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nt_bill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nt_vou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ntvou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artymast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edger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irm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mp_Mast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nt_single_vou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nkpay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ntvou_rec.jav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int_appbill.java</text:p>
          </table:table-cell>
          <table:table-cell table:number-columns-repeated="2"/>
        </table:table-row>
      </table:table>
      <table:table table:name="Realty-Detail" table:style-name="ta1" table:print="false"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Real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JREALTY.PAY_BILL_MASTER</text:p>
          </table:table-cell>
          <table:table-cell office:value-type="string">
            <text:p>bpAddModel.java</text:p>
          </table:table-cell>
        </table:table-row>
        <table:table-row table:style-name="ro1">
          <table:table-cell table:number-columns-repeated="3"/>
          <table:table-cell office:value-type="string">
            <text:p>jvAddModel.java</text:p>
          </table:table-cell>
        </table:table-row>
        <table:table-row table:style-name="ro1">
          <table:table-cell table:number-columns-repeated="3"/>
          <table:table-cell office:value-type="string">
            <text:p>ImportWealthAcFdBrokJvModel.java</text:p>
          </table:table-cell>
        </table:table-row>
        <table:table-row table:style-name="ro1">
          <table:table-cell table:number-columns-repeated="3"/>
          <table:table-cell office:value-type="string">
            <text:p>ImportWealthAcFdBrokJvController.java</text:p>
          </table:table-cell>
        </table:table-row>
        <table:table-row table:style-name="ro1">
          <table:table-cell table:number-columns-repeated="3"/>
          <table:table-cell office:value-type="string">
            <text:p>pay_bill_master.java</text:p>
          </table:table-cell>
        </table:table-row>
      </table:table>
      <table:table table:name="WFMS-Detail" table:style-name="ta1" table:print="false">
        <table:table-column table:style-name="co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WF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OCUMENTS.MENU_MST</text:p>
          </table:table-cell>
          <table:table-cell office:value-type="string">
            <text:p>rptKraTat.java</text:p>
          </table:table-cell>
        </table:table-row>
        <table:table-row table:style-name="ro1">
          <table:table-cell table:number-columns-repeated="2"/>
          <table:table-cell office:value-type="string">
            <text:p>DOCUMENTS.PROJECT_DB_DECISION</text:p>
          </table:table-cell>
          <table:table-cell office:value-type="string">
            <text:p>DBobj_Trn_mappingServices.java</text:p>
          </table:table-cell>
        </table:table-row>
        <table:table-row table:style-name="ro1">
          <table:table-cell table:number-columns-repeated="2"/>
          <table:table-cell office:value-type="string">
            <text:p>DOCUMENTS.PROJECT_MASTER</text:p>
          </table:table-cell>
          <table:table-cell office:value-type="string">
            <text:p>ProjectScanServicesModel.java</text:p>
          </table:table-cell>
        </table:table-row>
        <table:table-row table:style-name="ro1">
          <table:table-cell table:number-columns-repeated="2"/>
          <table:table-cell office:value-type="string">
            <text:p>DOCUMENTS.PROJECT_MASTER</text:p>
          </table:table-cell>
          <table:table-cell office:value-type="string">
            <text:p>print_vou_oldHTML.java</text:p>
          </table:table-cell>
        </table:table-row>
        <table:table-row table:style-name="ro1">
          <table:table-cell table:number-columns-repeated="2"/>
          <table:table-cell office:value-type="string">
            <text:p>DOCUMENTS.PROJECT_PATH</text:p>
          </table:table-cell>
          <table:table-cell office:value-type="string">
            <text:p>print_vou.java</text:p>
          </table:table-cell>
        </table:table-row>
        <table:table-row table:style-name="ro1">
          <table:table-cell table:number-columns-repeated="2"/>
          <table:table-cell office:value-type="string">
            <text:p>DOCUMENTS.TRXN_DB_MAP</text:p>
          </table:table-cell>
          <table:table-cell office:value-type="string">
            <text:p>printvou.java</text:p>
          </table:table-cell>
        </table:table-row>
        <table:table-row table:style-name="ro1">
          <table:table-cell table:number-columns-repeated="2"/>
          <table:table-cell office:value-type="string">
            <text:p>DOCUMENTS.TRXN_DB_MAP</text:p>
          </table:table-cell>
          <table:table-cell office:value-type="string">
            <text:p>editjv.java</text:p>
          </table:table-cell>
        </table:table-row>
        <table:table-row table:style-name="ro1">
          <table:table-cell table:number-columns-repeated="2"/>
          <table:table-cell office:value-type="string">
            <text:p>DOCUMENTS.PROJECT_TRN</text:p>
          </table:table-cell>
          <table:table-cell office:value-type="string">
            <text:p>LockCheck.java</text:p>
          </table:table-cell>
        </table:table-row>
        <table:table-row table:style-name="ro1">
          <table:table-cell table:number-columns-repeated="2"/>
          <table:table-cell office:value-type="string">
            <text:p>DOCUMENTS.PROJECT_TRN1</text:p>
          </table:table-cell>
          <table:table-cell office:value-type="string">
            <text:p>CommonFunctions.java</text:p>
          </table:table-cell>
        </table:table-row>
        <table:table-row table:style-name="ro1">
          <table:table-cell table:number-columns-repeated="2"/>
          <table:table-cell office:value-type="string">
            <text:p>DOCUMENTS.TRXN_DB_MAP</text:p>
          </table:table-cell>
          <table:table-cell/>
        </table:table-row>
      </table:table>
      <table:table table:name="Other-Detail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7" office:value-type="string">
            <text:p>Connection-Ali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AS_GURUKU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AS_REAL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EWF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J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FTR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JINDIAINVEST_ONL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JINDIAINVEST_OFFL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FU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7" office:value-type="string">
            <text:p>Table Read ( from [a-e,g-z]*\. 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MIN.PO_ADD_DEDU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DMIN.PO_ITEM_DETAI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DMIN.PO_MAS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BADMIN.DBMS_MAS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BADMIN.METAD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BADMIN.SERVER_DETAI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VENTORY.ITEM_PO_DETAI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VENTORY.ITEM_PO_OR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VENTORY.PRINT_REQU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VENTORY.PRINTER_RATE_M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VENTORY.PRINTSHOP_RATE_M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VENTORY.VOUCHER_REDEE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VENTORY.VOUCHER_UN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PO.BILLM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JINDIAINVEST.EXCHANGE_M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MS.PMS_BILLM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YS.CO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YS.DBA_DEPENDENCI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YS.TA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RADING.T_CMSBANK_DT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RADING.T_TRXNDT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7" office:value-type="string">
            <text:p>IP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mfi admin</text:p>
          </table:table-cell>
          <table:table-cell office:value-type="string">
            <text:p>refund of vp claimed by vp</text:p>
          </table:table-cell>
          <table:table-cell office:value-type="string">
            <text:p>WriteRead</text:p>
          </table:table-cell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 office:value-type="string">
            <text:p>PO details read</text:p>
          </table:table-cell>
          <table:table-cell office:value-type="string">
            <text:p>ReadOnly</text:p>
          </table:table-cell>
        </table:table-row>
        <table:table-row table:style-name="ro1">
          <table:table-cell table:number-columns-repeated="2"/>
          <table:table-cell office:value-type="string">
            <text:p>IDMS</text:p>
          </table:table-cell>
          <table:table-cell office:value-type="string">
            <text:p>PO details read/ courier etc.</text:p>
          </table:table-cell>
          <table:table-cell office:value-type="string">
            <text:p>ReadOnly</text:p>
          </table:table-cell>
        </table:table-row>
        <table:table-row table:style-name="ro1">
          <table:table-cell table:number-columns-repeated="2"/>
          <table:table-cell office:value-type="string">
            <text:p>Online Payment System</text:p>
          </table:table-cell>
          <table:table-cell office:value-type="string">
            <text:p>payment request process, status update</text:p>
          </table:table-cell>
          <table:table-cell office:value-type="string">
            <text:p>WriteRead</text:p>
          </table:table-cell>
        </table:table-row>
        <table:table-row table:style-name="ro1">
          <table:table-cell table:number-columns-repeated="2"/>
          <table:table-cell office:value-type="string">
            <text:p>MFUND</text:p>
          </table:table-cell>
          <table:table-cell office:value-type="string">
            <text:p>brokerage bill details</text:p>
          </table:table-cell>
          <table:table-cell office:value-type="string">
            <text:p>ReadOnly</text:p>
          </table:table-cell>
        </table:table-row>
        <table:table-row table:style-name="ro1">
          <table:table-cell table:number-columns-repeated="2"/>
          <table:table-cell office:value-type="string">
            <text:p>HRMS (C.T.P.)</text:p>
          </table:table-cell>
          <table:table-cell office:value-type="string">
            <text:p>employee hierarchy</text:p>
          </table:table-cell>
          <table:table-cell office:value-type="string">
            <text:p>ReadOnly</text:p>
          </table:table-cell>
        </table:table-row>
        <table:table-row table:style-name="ro1">
          <table:table-cell table:number-columns-repeated="2"/>
          <table:table-cell office:value-type="string">
            <text:p>HRMS (C.T.P.)</text:p>
          </table:table-cell>
          <table:table-cell office:value-type="string">
            <text:p>employee location mapping</text:p>
          </table:table-cell>
          <table:table-cell office:value-type="string">
            <text:p>ReadOnly</text:p>
          </table:table-cell>
        </table:table-row>
        <table:table-row table:style-name="ro1">
          <table:table-cell table:number-columns-repeated="2"/>
          <table:table-cell office:value-type="string">
            <text:p>HRMS (C.T.P.)</text:p>
          </table:table-cell>
          <table:table-cell office:value-type="string">
            <text:p>Company Master</text:p>
          </table:table-cell>
          <table:table-cell office:value-type="string">
            <text:p>ReadOnly</text:p>
          </table:table-cell>
        </table:table-row>
        <table:table-row table:style-name="ro1">
          <table:table-cell table:number-columns-repeated="2"/>
          <table:table-cell office:value-type="string">
            <text:p>RegistrationDesk-ACOP</text:p>
          </table:table-cell>
          <table:table-cell office:value-type="string">
            <text:p>get broker details, group, direct client, broker payment details</text:p>
          </table:table-cell>
          <table:table-cell office:value-type="string">
            <text:p>ReadOnly</text:p>
          </table:table-cell>
        </table:table-row>
        <table:table-row table:style-name="ro1">
          <table:table-cell table:number-columns-repeated="2"/>
          <table:table-cell office:value-type="string">
            <text:p>FD</text:p>
          </table:table-cell>
          <table:table-cell office:value-type="string">
            <text:p>fd transaction details</text:p>
          </table:table-cell>
          <table:table-cell office:value-type="string">
            <text:p>ReadOnly</text:p>
          </table:table-cell>
        </table:table-row>
        <table:table-row table:style-name="ro1">
          <table:table-cell table:number-columns-repeated="2"/>
          <table:table-cell office:value-type="string">
            <text:p>Branch Expense</text:p>
          </table:table-cell>
          <table:table-cell office:value-type="string">
            <text:p>transaction /master maintanance</text:p>
          </table:table-cell>
          <table:table-cell office:value-type="string">
            <text:p>WriteRead</text:p>
          </table:table-cell>
        </table:table-row>
        <table:table-row table:style-name="ro1">
          <table:table-cell table:number-columns-repeated="2"/>
          <table:table-cell office:value-type="string">
            <text:p>SPINE</text:p>
          </table:table-cell>
          <table:table-cell office:value-type="string">
            <text:p>employee salary system</text:p>
          </table:table-cell>
          <table:table-cell office:value-type="string">
            <text:p>ReadOnly</text:p>
          </table:table-cell>
        </table:table-row>
      </table:table>
      <table:database-ranges>
        <table:database-range table:target-range-address="FAS.A2:FAS.AMJ2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12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8T16:04:03</meta:creation-date>
    <dc:date>2011-06-14T12:14:49</dc:date>
    <meta:editing-duration>PT13H17M55S</meta:editing-duration>
    <meta:editing-cycles>96</meta:editing-cycles>
    <meta:generator>OpenOffice.org/3.1$Linux OpenOffice.org_project/310m19$Build-9420</meta:generator>
    <meta:document-statistic meta:table-count="10" meta:cell-count="397" meta:object-count="0"/>
  </office:meta>
</office:document-meta>
</file>